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C4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 style:data-style-name="N0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C" style:family="table-column">
      <style:table-column-properties style:column-width="5.667cm" style:rel-column-width="21844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 style:data-style-name="N0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3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.C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7 – Entraînement au BTS – Cas Hôtel du Casino</text:p>
      <text:p text:style-name="Standard"/>
      <text:p text:style-name="Standard">1,1 Tableau de répartition des charges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Table_20_Contents">Charges</text:p>
          </table:table-cell>
          <table:table-cell table:style-name="Tableau1.A1" office:value-type="string">
            <text:p text:style-name="Table_20_Contents">Fixes</text:p>
          </table:table-cell>
          <table:table-cell table:style-name="Tableau1.C1" office:value-type="string">
            <text:p text:style-name="Table_20_Contents">Variables</text:p>
          </table:table-cell>
        </table:table-row>
        <table:table-row>
          <table:table-cell table:style-name="Tableau1.A2" office:value-type="string">
            <text:p text:style-name="Table_20_Contents">Location du bus</text:p>
          </table:table-cell>
          <table:table-cell table:style-name="Tableau1.B2" office:value-type="float" office:value="250">
            <text:p text:style-name="Table_20_Contents">250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arburant</text:p>
          </table:table-cell>
          <table:table-cell table:style-name="Tableau1.B2" office:value-type="float" office:value="20">
            <text:p text:style-name="Table_20_Contents">20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Hébergement</text:p>
          </table:table-cell>
          <table:table-cell table:style-name="Tableau1.A2" office:value-type="string">
            <text:p text:style-name="Table_20_Contents"/>
          </table:table-cell>
          <table:table-cell table:style-name="Tableau1.C4" office:value-type="float" office:value="5000">
            <text:p text:style-name="Table_20_Contents">5000</text:p>
          </table:table-cell>
        </table:table-row>
        <table:table-row>
          <table:table-cell table:style-name="Tableau1.A2" office:value-type="string">
            <text:p text:style-name="Table_20_Contents">Restaurant</text:p>
          </table:table-cell>
          <table:table-cell table:style-name="Tableau1.A2" office:value-type="string">
            <text:p text:style-name="Table_20_Contents"/>
          </table:table-cell>
          <table:table-cell table:style-name="Tableau1.C4" office:value-type="float" office:value="5000">
            <text:p text:style-name="Table_20_Contents">5000</text:p>
          </table:table-cell>
        </table:table-row>
        <table:table-row>
          <table:table-cell table:style-name="Tableau1.A2" office:value-type="string">
            <text:p text:style-name="Table_20_Contents">Visite guidée</text:p>
          </table:table-cell>
          <table:table-cell table:style-name="Tableau1.B2" office:value-type="float" office:value="120">
            <text:p text:style-name="Table_20_Contents">120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harges chauffeur</text:p>
          </table:table-cell>
          <table:table-cell table:style-name="Tableau1.B2" office:value-type="float" office:value="300">
            <text:p text:style-name="Table_20_Contents">300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harges animateur</text:p>
          </table:table-cell>
          <table:table-cell table:style-name="Tableau1.B2" office:value-type="float" office:value="400">
            <text:p text:style-name="Table_20_Contents">400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rais divers</text:p>
          </table:table-cell>
          <table:table-cell table:style-name="Tableau1.B2" office:value-type="float" office:value="110">
            <text:p text:style-name="Table_20_Contents">110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Total</text:p>
          </table:table-cell>
          <table:table-cell table:style-name="Tableau1.B2" office:value-type="float" office:value="1200">
            <text:p text:style-name="Table_20_Contents">1200</text:p>
          </table:table-cell>
          <table:table-cell table:style-name="Tableau1.C4" office:value-type="float" office:value="10000">
            <text:p text:style-name="Table_20_Contents">10000</text:p>
          </table:table-cell>
        </table:table-row>
      </table:table>
      <text:p text:style-name="Standard"/>
      <text:p text:style-name="Standard">2,2 tableau différentiel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Table_20_Contents">Chiffre d'affaire</text:p>
          </table:table-cell>
          <table:table-cell table:style-name="Tableau2.B1" office:value-type="float" office:value="12500">
            <text:p text:style-name="Table_20_Contents">12500</text:p>
          </table:table-cell>
        </table:table-row>
        <table:table-row>
          <table:table-cell table:style-name="Tableau2.A2" office:value-type="string">
            <text:p text:style-name="Table_20_Contents">Charges Variables</text:p>
          </table:table-cell>
          <table:table-cell table:style-name="Tableau2.B2" office:value-type="float" office:value="10000">
            <text:p text:style-name="Table_20_Contents">10000</text:p>
          </table:table-cell>
        </table:table-row>
        <table:table-row>
          <table:table-cell table:style-name="Tableau2.A2" office:value-type="string">
            <text:p text:style-name="Table_20_Contents">Valeur ajoutée</text:p>
          </table:table-cell>
          <table:table-cell table:style-name="Tableau2.B2" office:value-type="float" office:value="2500">
            <text:p text:style-name="Table_20_Contents">2500</text:p>
          </table:table-cell>
        </table:table-row>
        <table:table-row>
          <table:table-cell table:style-name="Tableau2.A2" office:value-type="string">
            <text:p text:style-name="Table_20_Contents">Charges fixes</text:p>
          </table:table-cell>
          <table:table-cell table:style-name="Tableau2.B2" office:value-type="float" office:value="1200">
            <text:p text:style-name="Table_20_Contents">1200</text:p>
          </table:table-cell>
        </table:table-row>
        <table:table-row>
          <table:table-cell table:style-name="Tableau2.A2" office:value-type="string">
            <text:p text:style-name="Table_20_Contents">Résultat</text:p>
          </table:table-cell>
          <table:table-cell table:style-name="Tableau2.B2" office:value-type="float" office:value="1300">
            <text:p text:style-name="Table_20_Contents">1300</text:p>
          </table:table-cell>
        </table:table-row>
      </table:table>
      <text:p text:style-name="Standard"/>
      <text:p text:style-name="Standard">1,3 Seuil de rentabilité</text:p>
      <text:p text:style-name="Standard">1200/20%=6000</text:p>
      <text:p text:style-name="Standard"/>
      <text:p text:style-name="Standard">1,4 Combien ?</text:p>
      <text:p text:style-name="Standard">6000/250=24</text:p>
      <text:p text:style-name="Standard">Il faut 25 personnes pour que ce soit rentable</text:p>
      <text:p text:style-name="Standard"/>
      <text:p text:style-name="Standard">1,5 Conclusion</text:p>
      <text:p text:style-name="Standard">Compte tenu du résultat différentiel et du seuil de rentabilité en nombre de personne, on peut se rendre compte que la prestation est tout à fait intéressante pour l'hôtel !</text:p>
      <text:p text:style-name="Standard"/>
      <text:p text:style-name="Standard">En effet, madame Veg<text:tab/>asse va commencer à faire du bénéfice à partir de 25 personnes, or, elle compte sur la présence de 50 personnes, la marge est donc important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xercice 2 :</text:p>
      <text:list xml:id="list8240461342927260869" text:style-name="L1">
        <text:list-item>
          <text:p text:style-name="P1">Tableau différentiel</text:p>
        </text:list-item>
      </text:list>
      <table:table table:name="Tableau3" table:style-name="Tableau3">
        <table:table-column table:style-name="Tableau3.A" table:number-columns-repeated="2"/>
        <table:table-column table:style-name="Tableau3.C"/>
        <table:table-row>
          <table:table-cell table:style-name="Tableau3.A1" office:value-type="string">
            <text:p text:style-name="Table_20_Contents">Chiffre d'affaire</text:p>
          </table:table-cell>
          <table:table-cell table:style-name="Tableau3.B1" office:value-type="float" office:value="115000">
            <text:p text:style-name="Table_20_Contents">115000</text:p>
          </table:table-cell>
          <table:table-cell table:style-name="Tableau3.C1" office:value-type="float" office:value="1">
            <text:p text:style-name="Table_20_Contents">1</text:p>
          </table:table-cell>
        </table:table-row>
        <table:table-row>
          <table:table-cell table:style-name="Tableau3.A2" office:value-type="string">
            <text:p text:style-name="Table_20_Contents">Charge variable</text:p>
          </table:table-cell>
          <table:table-cell table:style-name="Tableau3.B2" office:value-type="float" office:value="69100">
            <text:p text:style-name="Table_20_Contents">69100</text:p>
          </table:table-cell>
          <table:table-cell table:style-name="Tableau3.C2" office:value-type="float" office:value="0.6">
            <text:p text:style-name="Table_20_Contents">0,6</text:p>
          </table:table-cell>
        </table:table-row>
        <table:table-row>
          <table:table-cell table:style-name="Tableau3.A2" office:value-type="string">
            <text:p text:style-name="Table_20_Contents">Valeur Ajouté</text:p>
          </table:table-cell>
          <table:table-cell table:style-name="Tableau3.B2" office:value-type="float" office:value="45900">
            <text:p text:style-name="Table_20_Contents">45900</text:p>
          </table:table-cell>
          <table:table-cell table:style-name="Tableau3.C2" office:value-type="float" office:value="0.4">
            <text:p text:style-name="Table_20_Contents">0,4</text:p>
          </table:table-cell>
        </table:table-row>
        <table:table-row>
          <table:table-cell table:style-name="Tableau3.A2" office:value-type="string">
            <text:p text:style-name="Table_20_Contents">Charge fixe</text:p>
          </table:table-cell>
          <table:table-cell table:style-name="Tableau3.B2" office:value-type="float" office:value="53400">
            <text:p text:style-name="Table_20_Contents">53400</text:p>
          </table:table-cell>
          <table:table-cell table:style-name="Tableau3.C4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Résultat</text:p>
          </table:table-cell>
          <table:table-cell table:style-name="Tableau3.B2" office:value-type="float" office:value="-7500">
            <text:p text:style-name="Table_20_Contents">-7500</text:p>
          </table:table-cell>
          <table:table-cell table:style-name="Tableau3.C4" office:value-type="string">
            <text:p text:style-name="Table_20_Contents"/>
          </table:table-cell>
        </table:table-row>
      </table:table>
      <text:p text:style-name="Standard"/>
      <text:list xml:id="list3851775307604904173" text:style-name="L2">
        <text:list-item>
          <text:p text:style-name="P2">CA nécessaire</text:p>
        </text:list-item>
      </text:list>
      <text:p text:style-name="Standard">53400/0,4=13350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0=x(1000-520)-13900</text:p>
      <text:p text:style-name="Standard">0=x*480-13900</text:p>
      <text:p text:style-name="Standard">13900=480x</text:p>
      <text:p text:style-name="Standard">13900/480=x</text:p>
      <text:p text:style-name="Standard">29=x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6T13:36:03.24</meta:creation-date>
    <dc:date>2013-11-26T15:25:21.34</dc:date>
    <meta:editing-duration>PT1H18M56S</meta:editing-duration>
    <meta:editing-cycles>2</meta:editing-cycles>
    <meta:generator>OpenOffice/4.0.0$Win32 OpenOffice.org_project/400m3$Build-9702</meta:generator>
    <meta:document-statistic meta:table-count="3" meta:image-count="0" meta:object-count="0" meta:page-count="3" meta:paragraph-count="65" meta:word-count="173" meta:character-count="1039"/>
  </office:meta>
</office:document-meta>
</file>